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31" style:family="text">
      <style:text-properties fo:font-size="10.00pt" fo:font-weight="normal" fo:font-family="'Palatino Linotype'" style:font-family-asian="'Palatino Linotype'" style:font-family-complex="'Palatino Linotype'" fo:background-color="transparent" fo:color="#000000"/>
    </style:style>
    <style:style style:name="T32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0.00pt" fo:font-weight="normal" fo:font-family="'Palatino Linotype'" style:font-family-asian="'Palatino Linotype'" style:font-family-complex="'Palatino Linotype'" fo:background-color="transparent" fo:color="#000000"/>
    </style:style>
    <style:style style:name="T34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35" style:family="text">
      <style:text-properties fo:font-size="10.00pt" fo:font-weight="normal" fo:font-family="'Palatino Linotype'" style:font-family-asian="'Palatino Linotype'" style:font-family-complex="'Palatino Linotype'" fo:background-color="transparent" fo:color="#000000"/>
    </style:style>
    <style:style style:name="T36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37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5.00pt" fo:text-indent="-5.00pt"/>
    </style:style>
    <style:style style:name="P2" style:family="paragraph">
      <style:paragraph-properties fo:line-height="100.00%" fo:text-align="center" fo:margin-left="5.00pt" fo:text-indent="-5.00pt"/>
    </style:style>
    <style:style style:name="P3" style:family="paragraph">
      <style:paragraph-properties fo:line-height="100.00%" fo:text-align="left" fo:margin-left="5.00pt" fo:text-indent="-5.00pt"/>
    </style:style>
    <style:style style:name="P4" style:family="paragraph">
      <style:paragraph-properties fo:line-height="100.00%" fo:text-align="center" fo:margin-left="5.00pt" fo:text-indent="-5.00pt"/>
    </style:style>
    <style:style style:name="P5" style:family="paragraph">
      <style:paragraph-properties fo:line-height="150.00%" fo:text-align="justify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50.00%" fo:text-align="justify"/>
    </style:style>
    <style:style style:name="P8" style:family="paragraph">
      <style:paragraph-properties fo:line-height="115.00%" fo:text-align="left" fo:margin-left="144.00pt" fo:text-indent="0.00pt" fo:margin-bottom="10.00pt"/>
    </style:style>
    <style:style style:name="P9" style:family="paragraph">
      <style:paragraph-properties fo:line-height="150.00%" fo:text-align="justify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50.00%" fo:text-align="justify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1"><text:span text:style-name="T1"/></text:p>
      <text:p text:style-name="P2"><text:span text:style-name="T2">COMPUTER NETWORKS<text:s/></text:span><text:span text:style-name="T3"/></text:p>
      <text:p text:style-name="P2"><text:span text:style-name="T3"/></text:p>
      <text:p text:style-name="P3"><text:span text:style-name="T4">Experiment(8):-</text:span><text:span text:style-name="T5"/></text:p>
      <text:p text:style-name="P4"><text:span text:style-name="T5"/></text:p>
      <text:p text:style-name="P5"><text:span text:style-name="T6">Aim:-</text:span><text:span text:style-name="T7"/></text:p>
      <text:p text:style-name="P5"><text:span text:style-name="T7">Dynamic Routing using Packet Tracer ( Distance Vector Routing)</text:span></text:p>
      <text:p text:style-name="P5"><text:span text:style-name="T8">Software required:-</text:span><text:span text:style-name="T9"/></text:p>
      <text:p text:style-name="P5"><text:span text:style-name="T9">3 switch , 3 pc and 3 router</text:span></text:p>
      <text:p text:style-name="P5"><text:span text:style-name="T10">Algorithm:-</text:span><text:span text:style-name="T11"/></text:p>
      <text:p text:style-name="P6"><text:span text:style-name="T12">step1:-first take 1</text:span><text:span text:style-name="T13"><text:s/></text:span><text:span text:style-name="T14">server</text:span></text:p>
      <text:p text:style-name="P6"><text:span text:style-name="T14">step2:-link that server to<text:s/></text:span><text:span text:style-name="T15">3</text:span><text:span text:style-name="T16"><text:s/>switch</text:span><text:span text:style-name="T17"><text:s/>, 3 pc and 3 router</text:span></text:p>
      <text:p text:style-name="P6"><text:span text:style-name="T18">step3:-connect that hubs and switches</text:span><text:span text:style-name="T19"><text:s/>with router</text:span><text:span text:style-name="T20"><text:s/></text:span><text:span text:style-name="T21"><text:s/>and pc with connection </text:span></text:p>
      <text:p text:style-name="P6"><text:span text:style-name="T22">step4:-after connection</text:span><text:span text:style-name="T23"><text:s/>static routing to<text:s/></text:span><text:span text:style-name="T24">another</text:span><text:span text:style-name="T25"><text:s/>vector routing</text:span></text:p>
      <text:p text:style-name="P7"><text:span text:style-name="T26">step5:-if message send correctly you got successfull other wise recheck the connections</text:span></text:p>
      <text:p text:style-name="P7"><text:span text:style-name="T27">Step6:- then the<text:s/></text:span><text:span text:style-name="T28">Dynamic Routing using Packet Tracer Distance Vector Routing</text:span><text:span text:style-name="T29">.</text:span></text:p>
      <text:p text:style-name="P7"><text:span text:style-name="T30"><text:s/>is successfully simulated.</text:span></text:p>
      <text:p text:style-name="P8"><text:span text:style-name="T31"><text:s/></text:span></text:p>
      <text:p text:style-name="P9"><text:span text:style-name="T32">￼</text:span><text:span text:style-name="T33"/></text:p>
      <text:p text:style-name="P9"><text:span text:style-name="T33"/></text:p>
      <text:p text:style-name="P9"><text:span text:style-name="T33"/></text:p>
      <text:p text:style-name="P9"><text:span text:style-name="T33">.</text:span></text:p>
      <text:p text:style-name="P9"><text:span text:style-name="T34">￼</text:span><text:span text:style-name="T35"/></text:p>
      <text:p text:style-name="P9"><text:span text:style-name="T36"/></text:p>
      <text:p text:style-name="P9"><text:span text:style-name="T37"/></text:p>
      <text:p text:style-name="P10"><text:span text:style-name="T37"/></text:p>
      <text:p text:style-name="P10"><text:span text:style-name="T37"/></text:p>
      <text:p text:style-name="P11"><text:span text:style-name="T38"/></text:p>
      <text:p text:style-name="P12"><text:span text:style-name="T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